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6a4fe" officeooo:paragraph-rsid="0006a4fe"/>
    </style:style>
    <style:style style:name="P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6a4fe" officeooo:paragraph-rsid="0006a4fe"/>
    </style:style>
    <style:style style:name="P3" style:family="paragraph" style:parent-style-name="Text_20_body">
      <style:paragraph-properties fo:background-color="#e6e6e6">
        <style:background-image/>
      </style:paragraph-properties>
      <style:text-properties officeooo:rsid="0006a4fe" officeooo:paragraph-rsid="0006a4fe"/>
    </style:style>
    <style:style style:name="P4" style:family="paragraph" style:parent-style-name="Text_20_body" style:master-page-name="">
      <style:paragraph-properties fo:margin-left="2.506cm" fo:margin-right="0cm" fo:margin-top="0cm" fo:margin-bottom="0.212cm" style:contextual-spacing="false" fo:text-indent="0cm" style:auto-text-indent="false" style:page-number="auto"/>
      <style:text-properties officeooo:rsid="0007b499" officeooo:paragraph-rsid="0007b499"/>
    </style:style>
    <style:style style:name="P5" style:family="paragraph" style:parent-style-name="Title">
      <style:paragraph-properties fo:padding="0.074cm" fo:border-left="none" fo:border-right="none" fo:border-top="none" fo:border-bottom="0.06pt solid #000000" style:join-border="false"/>
      <style:text-properties officeooo:paragraph-rsid="0006a4fe"/>
    </style:style>
    <style:style style:name="P6" style:family="paragraph" style:parent-style-name="Heading_20_2">
      <style:text-properties officeooo:rsid="0006a4fe" officeooo:paragraph-rsid="0006a4fe"/>
    </style:style>
    <style:style style:name="T1" style:family="text">
      <style:text-properties officeooo:rsid="0006a4fe"/>
    </style:style>
    <style:style style:name="T2" style:family="text">
      <style:text-properties fo:color="#000000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P #103 : « block_diag » function</text:p>
      <text:p text:style-name="P1">Version : 13 September 2013</text:p>
      <text:p text:style-name="P1">Author : <text:s/>A. Khorshidi, Clément David</text:p>
      <text:p text:style-name="P1">State : ACCEPTED</text:p>
      <text:p text:style-name="P1">Scilab-version : Scilab 5.5.0</text:p>
      <text:p text:style-name="P2">Created : Fri, 13 Sep 2013</text:p>
      <text:p text:style-name="P1"/>
      <text:h text:style-name="Heading_20_2" text:outline-level="2">Abstract</text:h>
      <text:p text:style-name="P1"><text:span text:style-name="T2">This document presents the new Scilab function “block_diag” which help the user to</text:span> create a block diagonal matrix from provided matrices.</text:p>
      <text:h text:style-name="Heading_20_2" text:outline-level="2">Rationale</text:h>
      <text:p text:style-name="Text_20_body"><text:bookmark text:name="comment_text_0"/>Scipy function "block_diag" <text:span text:style-name="T1">is used to create a block diagonal matrix but Scilab did not have such an utility function.</text:span></text:p>
      <text:h text:style-name="P6" text:outline-level="2">Examples</text:h>
      <text:p text:style-name="P3">// a matrix of doubles:</text:p>
      <text:p text:style-name="P3">A=[1 0; 0 1], B=[3 4 5; 6 7 8], C=7</text:p>
      <text:p text:style-name="P3">D=block_diag(A,B,C)</text:p>
      <text:p text:style-name="P3">//</text:p>
      <text:p text:style-name="P3">block_diag([%t %f; %f %t], eye(2,2), ones(3,3))</text:p>
      <text:p text:style-name="P3">// a polynomial matrix:</text:p>
      <text:p text:style-name="P3">s=%s;</text:p>
      <text:p text:style-name="P3">block_diag([s 4*s; 4 s^4], [1 s^2 s+2; 3*s 2 s^2-1])</text:p>
      <text:p text:style-name="P3">// a rational matrix:</text:p>
      <text:p text:style-name="P3">block_diag([1/s 2*s/(4*s+3)], [s; 4; 1/(s^2+2*s+1)])</text:p>
      <text:p text:style-name="P3">// a block diagonal sparse matrix:</text:p>
      <text:p text:style-name="P3">S=block_diag([1 2; 3 4], [5 6; 7 8], [9 10; 11 12], [13 14; 15 16])</text:p>
      <text:p text:style-name="P3">S=sparse(S)</text:p>
      <text:h text:style-name="Heading_20_2" text:outline-level="2">References</text:h>
      <text:p text:style-name="P1"><text:a xlink:type="simple" xlink:href="http://docs.scipy.org/doc/scipy/reference/generated/scipy.linalg.block_diag.html">http://docs.scipy.org/doc/scipy/reference/generated/scipy.linalg.block_diag.html</text:a></text:p>
      <text:p text:style-name="P1"><text:a xlink:type="simple" xlink:href="http://www.mathworks.fr/fr/help/matlab/ref/blkdiag.html">http://www.mathworks.fr/fr/help/matlab/ref/blkdiag.html</text:a></text:p>
      <text:h text:style-name="Heading_20_2" text:outline-level="2">Changelog</text:h>
      <text:p text:style-name="P4">1.0 – Initial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David</meta:initial-creator>
    <meta:creation-date>2013-09-13T17:52:30.319956680</meta:creation-date>
    <dc:date>2013-09-13T18:10:43.102692253</dc:date>
    <dc:creator>Clément David</dc:creator>
    <meta:editing-duration>PT2M12S</meta:editing-duration>
    <meta:editing-cycles>1</meta:editing-cycles>
    <meta:document-statistic meta:table-count="0" meta:image-count="0" meta:object-count="0" meta:page-count="1" meta:paragraph-count="29" meta:word-count="153" meta:character-count="1028" meta:non-whitespace-character-count="890"/>
    <meta:generator>LibreOffice/4.1.1.2$Linux_X86_64 LibreOffice_project/410$Build-2</meta:generator>
  </office:meta>
</office:document-meta>
</file>